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opd: the Apple Airport Express as a virtual sound card</text:p>
      <text:p text:style-name="Standard"/>
      <text:p text:style-name="Standard">Project purpose and existing opensource projects</text:p>
      <text:p text:style-name="Standard"/>
      <text:p text:style-name="Standard">Fundamentally, the Airport Express is an audio device through which an audio stream may be played, identical in purpose to any sound card and speakers. <text:s/>The purpose of raopd is to create a virtual sound card and deliver the data to the AEX so that any application can stream audio to the AEX as if it were a hardware sound card.</text:p>
      <text:p text:style-name="Standard"/>
      <text:p text:style-name="Standard">It should be acknowledged first that there are two existing opensource projects to stream audio to an Airport Express. <text:s/>The first is JustePort, (<text:a xlink:type="simple" xlink:href="http://nanocr.eu/software/justeport/">http://nanocr.eu/software/justeport/</text:a>) by Jon Lech Johansen, a.k.a., DVD Jon, which is a user application written in C# for the mono framework. <text:s/>The second is raop-play (<text:a xlink:type="simple" xlink:href="http://sourceforge.net/projects/raop-play/">http://sourceforge.net/projects/raop-play/</text:a>), which is also a user application written in C, intended to be a C port of JustePort, but also including many additional features to allow it to act as a music player for a variety of audio formats. <text:s/>Both those projects are licensed under the GPL, and this project, also licensed under the GPL, will borrow from their experience and code as appropriate, particularly the kernel module that is part of raop-play.</text:p>
      <text:p text:style-name="Standard"/>
      <text:p text:style-name="Standard">Those two projects are fundamentally different in intent from raopd, however, as they are applications designed to be run by a user with a controlling tty and decode a variety of audio formats. <text:s/>raopd, by contrast, is a simple pipe: it knows nothing about audio data other than what is required to transform a PCM stream into the format required by the AEX (see below), and it runs for an indefinite time as a daemon. <text:s/>While it might be possible to bolt such functionality onto raop-play, a system daemon is well served by doing a single task and doing it minimally, so the better path is to create a new piece of software taking guidance and code from the earlier projects, and sharing experience and code with the other projects benefiting both. <text:s/>If down the road, it turns out that there is significant duplication of effort or code, and merging the projects seems like a feasible thing to do, then it should be done at that time.</text:p>
      <text:p text:style-name="Standard"/>
      <text:p text:style-name="Standard">Architectural overview</text:p>
      <text:p text:style-name="Standard"/>
      <text:p text:style-name="Standard">raopd consists of a kernel driver and a userspace daemon. <text:s/>The kernel driver instantiates an ALSA sound card that applications can use as a playback device. <text:s/>The kernel driver takes the audio data from ALSA applications and outputs PCM audio data to a character device. <text:s/>The userspace daemon reads the audio data from the character device, transforms the PCM data into a format required by the AEX, and streams it over the network to the AEX.</text:p>
      <text:p text:style-name="Standard"/>
      <text:p text:style-name="Standard">An ALSA audio application goes through a couple of steps when opening a device for playback, but the details are unimportant. <text:s/>(The details can be found in the ALSA application development tutorial at <text:a xlink:type="simple" xlink:href="http://www.suse.de/~mana/alsa090_howto.html">http://www.suse.de/~mana/alsa090_howto.html</text:a>) <text:s/>The important thing is that the ALSA framework and the ALSA audio application do the heavy lifting for us. <text:s/>Once we have registered the kernel driver for the virtual sound card, and we have specified the audio parameters it will accept, e.g., 44.1khz, stereo, 16-bit, little endian data, we don't need to know any more about ALSA.</text:p>
      <text:p text:style-name="Standard"/>
      <text:p text:style-name="Standard">The virtual sound card kernel module creates one or more character devices to output the PCM stream, for example, /dev/pcmout <text:s/>Note that the kernel module does not do any conversion of the data; it simply registers itself with the ALSA framework as accepting a single format of data. <text:s/>It then sends that stream unmodified to the character device for userspace processing by the daemon.</text:p>
      <text:p text:style-name="Standard"/>
      <text:p text:style-name="Standard"><text:soft-page-break/>The daemon makes an RTSP connection to the AEX, sets up the data connection, reads the raw PCM data from the character device, converts it to the format required by the AEX, encrypts it, and sends it on the data connection previously established. <text:s/>If there is no data to send for a configurable amount of time, the daemon will teardown the connection to the AEX so that it is free for others to use. <text:s/>If the application calls snd_pcm_drop, the kernel module will notify the daemon, and the daemon will immediately issue an RTSP TEARDOWN request to the AEX to terminate audio output.</text:p>
      <text:p text:style-name="Standard"/>
      <text:p text:style-name="Standard">System integration</text:p>
      <text:p text:style-name="Standard"/>
      <text:p text:style-name="Standard">raopd must be integrated with the OS at several points:</text:p>
      <text:p text:style-name="Standard"/>
      <text:list text:style-name="L1">
        <text:list-item>
          <text:p text:style-name="P2">An init script must load the kernel module and start the daemon at boot time.</text:p>
        </text:list-item>
        <text:list-item>
          <text:p text:style-name="P2">The daemon must register with avahi/dbus to be notified of the arrival of an Airport.</text:p>
        </text:list-item>
        <text:list-item>
          <text:p text:style-name="P2">The daemon must have an interface into the kernel to create a virtual sound card instance for each Airport discovered.</text:p>
        </text:list-item>
      </text:list>
      <text:p text:style-name="Standard"/>
      <text:p text:style-name="Standard">Other than the init script, right now I don't know how to do any of these things, although I believe that they are all technically feasible, so whoever takes these tasks will need to describe here in detail what's involved.</text:p>
      <text:p text:style-name="Standard"/>
      <text:p text:style-name="Standard">Userspace daemon</text:p>
      <text:p text:style-name="Standard"/>
      <text:p text:style-name="Standard">The userspace daemon is not a complex piece of software, but it is the most difficult component of the system to write. <text:s/>The Airport Express largely implements RFC2326 Real Time Streaming Protocol (RTSP), but with a set of vendor extensions that are undocumented and involve encryption of the audio stream and cryptographic authentication of the client and server. <text:s/>There are several websites describing the extensions (See <text:a xlink:type="simple" xlink:href="http://en.wikipedia.org/wiki/RAOP">http://en.wikipedia.org/wiki/RAOP</text:a>), but they are not complete and the information available is occasionally conflicting. <text:s/>The most trustworthy sources of information on the protocol are the two existing opensource implementations. <text:s/>The strategy for implementing the daemon will be to do a minimal conversation with the AEX and to refer to the existing code for guidance on implementing the vendor extensions. <text:s/></text:p>
      <text:p text:style-name="Standard"/>
      <text:p text:style-name="Standard">Much more detail is needed here describing the major steps required to configure the daemon and transform and encrypt the audio data.</text:p>
      <text:p text:style-name="Standard"/>
      <text:p text:style-name="Standard">Kernel module</text:p>
      <text:p text:style-name="Standard"/>
      <text:p text:style-name="Standard">The kernel module is a very basic piece of software and effectively implemented by raop-play. <text:s/>The ALSA framework provides a rich set of interfaces that do nearly everything that is required on the virtual sound card side. <text:s/>The only real work is to create the character device and send audio data to them, which the driver in raop-play does.</text:p>
      <text:p text:style-name="Standard"/>
      <text:p text:style-name="Standard">The raop-play driver is hardcoded to create a single card and character device, so it will have to be modified to add an interface, probably through /proc to allow the daemon to instantiate virtual sound card instances when it hears about the arrival of a new Airport or destroy an instance when it sees an Airport go away. <text:s/>The module should be configurable to preserve existing behavior or to initialize without creating any virtual sound cards, instead waiting to hear from the daemon about what cards to create. <text:s/>One of the advantages of that approach is that a virtual card can be created with the name of the corresponding AEX to which it will stream the au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avid Allan</meta:initial-creator>
    <meta:creation-date>2008-06-09T12:43:23</meta:creation-date>
    <dc:creator>David Allan</dc:creator>
    <dc:date>2008-06-11T18:24:21</dc:date>
    <meta:editing-cycles>34</meta:editing-cycles>
    <meta:editing-duration>PT5H36M58S</meta:editing-duration>
    <meta:user-defined meta:name="Info 1"/>
    <meta:user-defined meta:name="Info 2"/>
    <meta:user-defined meta:name="Info 3"/>
    <meta:user-defined meta:name="Info 4"/>
    <meta:document-statistic meta:table-count="0" meta:image-count="0" meta:object-count="0" meta:page-count="2" meta:paragraph-count="22" meta:word-count="1153" meta:character-count="6722"/>
  </office:meta>
</office:document-meta>
</file>